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e26" officeooo:paragraph-rsid="0005fe26"/>
    </style:style>
    <style:style style:name="P2" style:family="paragraph" style:parent-style-name="Standard">
      <style:text-properties style:font-name="Liberation Serif" fo:font-size="12pt" officeooo:rsid="0005fe26" officeooo:paragraph-rsid="0005fe26" style:font-size-asian="12pt" style:font-size-complex="12pt"/>
    </style:style>
    <style:style style:name="P3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5fe26" officeooo:paragraph-rsid="0005fe26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erif" fo:font-size="10pt" officeooo:rsid="0005fe26" officeooo:paragraph-rsid="0005fe26" style:font-size-asian="10pt" style:font-size-complex="10pt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5fe26" officeooo:paragraph-rsid="0005fe26" style:font-weight-asian="bold" style:font-weight-complex="bold"/>
    </style:style>
    <style:style style:name="P6" style:family="paragraph" style:parent-style-name="Standard">
      <style:text-properties fo:color="#080808" style:font-name="Liberation Serif" fo:font-size="12pt" fo:font-style="normal" fo:font-weight="normal" officeooo:rsid="0005fe26" officeooo:paragraph-rsid="0005fe26" style:font-size-asian="12pt" style:font-style-asian="normal" style:font-weight-asian="normal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0033b3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33b3" fo:font-style="normal" fo:font-weight="normal" style:font-style-asian="normal" style:font-weight-asian="normal"/>
    </style:style>
    <style:style style:name="T4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color="#000000" fo:font-style="normal" fo:font-weight="normal" style:font-style-asian="normal" style:font-weight-asian="normal"/>
    </style:style>
    <style:style style:name="T6" style:family="text">
      <style:text-properties fo:color="#080808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7" style:family="text">
      <style:text-properties fo:color="#080808" style:font-name="Liberation Serif" fo:font-size="12pt" fo:font-style="normal" fo:font-weight="bold" style:font-size-asian="12pt" style:font-style-asian="normal" style:font-weight-asian="bold" style:font-size-complex="12pt" style:font-weight-complex="bold"/>
    </style:style>
    <style:style style:name="T8" style:family="text">
      <style:text-properties fo:color="#080808" style:font-name="Liberation Serif" fo:font-size="12pt" fo:font-style="italic" fo:font-weight="normal" style:font-size-asian="12pt" style:font-style-asian="italic" style:font-weight-asian="normal" style:font-size-complex="12pt"/>
    </style:style>
    <style:style style:name="T9" style:family="text">
      <style:text-properties fo:color="#080808" fo:font-style="normal" style:text-underline-style="solid" style:text-underline-width="auto" style:text-underline-color="font-color" fo:font-weight="normal" style:font-style-asian="normal" style:font-weight-asian="normal" style:font-weight-complex="bold"/>
    </style:style>
    <style:style style:name="T10" style:family="text">
      <style:text-properties fo:color="#080808" fo:font-style="normal" fo:font-weight="bold" style:font-style-asian="normal" style:font-weight-asian="bold"/>
    </style:style>
    <style:style style:name="T11" style:family="text">
      <style:text-properties fo:color="#080808" fo:font-style="normal" fo:font-weight="normal" style:font-style-asian="normal" style:font-weight-asian="normal"/>
    </style:style>
    <style:style style:name="T12" style:family="text">
      <style:text-properties fo:color="#9e880d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9e880d" fo:font-style="normal" fo:font-weight="normal" style:font-style-asian="normal" style:font-weight-asian="normal"/>
    </style:style>
    <style:style style:name="T14" style:family="text">
      <style:text-properties fo:color="#067d17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color="#067d17" fo:font-style="normal" fo:font-weight="normal" style:font-style-asian="normal" style:font-weight-asian="normal"/>
    </style:style>
    <style:style style:name="T16" style:family="text">
      <style:text-properties fo:color="#871094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fo:color="#00627a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00627a" fo:font-style="normal" fo:font-weight="normal" style:font-style-asian="normal" style:font-weight-asian="normal"/>
    </style:style>
    <style:style style:name="T19" style:family="text">
      <style:text-properties fo:color="#8c8c8c" style:font-name="Liberation Serif" fo:font-size="12pt" fo:font-style="italic" fo:font-weight="normal" style:font-size-asian="12pt" style:font-style-asian="italic" style:font-weight-asian="normal" style:font-size-complex="12pt"/>
    </style:style>
    <style:style style:name="T20" style:family="text">
      <style:text-properties fo:color="#8c8c8c" fo:font-style="italic" fo:font-weight="normal" style:font-style-asian="italic" style:font-weight-asian="normal"/>
    </style:style>
    <style:style style:name="T21" style:family="text">
      <style:text-properties fo:color="#0037a6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2" style:family="text">
      <style:text-properties style:font-name="Liberation Serif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1">COURS ROOM</text:span></text:p>
      <text:p text:style-name="P5"/>
      <text:p text:style-name="P5"/>
      <text:p text:style-name="P5">Gradle</text:p>
      <text:p text:style-name="P5"/>
      <text:p text:style-name="P2"><text:span text:style-name="T9">dependencies </text:span><text:span text:style-name="T10">{</text:span><text:line-break/><text:span text:style-name="T10"> <text:s text:c="3"/></text:span><text:span text:style-name="T3">def </text:span><text:span text:style-name="T5">room_version </text:span><text:span text:style-name="T11">= </text:span><text:span text:style-name="T15">"2.4.2"</text:span><text:line-break/><text:line-break/><text:span text:style-name="T15"> <text:s text:c="3"/></text:span><text:span text:style-name="T11">implementation </text:span><text:span text:style-name="T15">"androidx.room:room-runtime:</text:span><text:span text:style-name="T11">$</text:span><text:span text:style-name="T5">room_version</text:span><text:span text:style-name="T15">"</text:span><text:line-break/><text:span text:style-name="T15"> <text:s text:c="3"/></text:span><text:span text:style-name="T11">annotationProcessor </text:span><text:span text:style-name="T15">"androidx.room:room-compiler:</text:span><text:span text:style-name="T11">$</text:span><text:span text:style-name="T5">room_version</text:span><text:span text:style-name="T15">"</text:span><text:line-break/><text:line-break/><text:span text:style-name="T15"> <text:s text:c="3"/></text:span><text:span text:style-name="T20">// optional - RxJava2 support for Room</text:span><text:line-break/><text:span text:style-name="T20"> <text:s text:c="3"/></text:span><text:span text:style-name="T11">implementation </text:span><text:span text:style-name="T15">"androidx.room:room-rxjava2:</text:span><text:span text:style-name="T11">$</text:span><text:span text:style-name="T5">room_version</text:span><text:span text:style-name="T15">"</text:span><text:line-break/><text:line-break/><text:span text:style-name="T15"> <text:s text:c="3"/></text:span><text:span text:style-name="T20">// optional - RxJava3 support for Room</text:span><text:line-break/><text:span text:style-name="T20"> <text:s text:c="3"/></text:span><text:span text:style-name="T11">implementation </text:span><text:span text:style-name="T15">"androidx.room:room-rxjava3:</text:span><text:span text:style-name="T11">$</text:span><text:span text:style-name="T5">room_version</text:span><text:span text:style-name="T15">"</text:span><text:line-break/><text:line-break/><text:span text:style-name="T15"> <text:s text:c="3"/></text:span><text:span text:style-name="T20">// optional - Guava support for Room, including Optional and ListenableFuture</text:span><text:line-break/><text:span text:style-name="T20"> <text:s text:c="3"/></text:span><text:span text:style-name="T11">implementation </text:span><text:span text:style-name="T15">"androidx.room:room-guava:</text:span><text:span text:style-name="T11">$</text:span><text:span text:style-name="T5">room_version</text:span><text:span text:style-name="T15">"</text:span><text:line-break/><text:line-break/><text:span text:style-name="T15"> <text:s text:c="3"/></text:span><text:span text:style-name="T20">// optional - Test helpers</text:span><text:line-break/><text:span text:style-name="T20"> <text:s text:c="3"/></text:span><text:span text:style-name="T11">testImplementation </text:span><text:span text:style-name="T15">"androidx.room:room-testing:</text:span><text:span text:style-name="T11">$</text:span><text:span text:style-name="T5">room_version</text:span><text:span text:style-name="T15">"</text:span><text:line-break/><text:line-break/><text:span text:style-name="T15"> <text:s text:c="3"/></text:span><text:span text:style-name="T20">// optional - Paging 3 Integration</text:span><text:line-break/><text:span text:style-name="T20"> <text:s text:c="3"/></text:span><text:span text:style-name="T11">implementation </text:span><text:span text:style-name="T15">"androidx.room:room-paging:2.5.0-alpha01"</text:span><text:line-break/><text:span text:style-name="T10">}</text:span></text:p>
      <text:p text:style-name="P3"/>
      <text:p text:style-name="P6"/>
      <text:p text:style-name="P6"/>
      <text:p text:style-name="P1"><text:span text:style-name="T7">PersonneEntity.java</text:span><text:span text:style-name="T22"><text:line-break/><text:line-break/><text:line-break/></text:span><text:span text:style-name="T6"> <text:s text:c="2"/></text:span><text:span text:style-name="T2">public class </text:span><text:span text:style-name="T4">PersonneEntity </text:span><text:span text:style-name="T6">{</text:span><text:span text:style-name="T22"><text:line-break/></text:span><text:span text:style-name="T6"> <text:s text:c="7"/></text:span><text:span text:style-name="T2">private int </text:span><text:span text:style-name="T16">id</text:span><text:span text:style-name="T6">;</text:span><text:span text:style-name="T22"><text:line-break/></text:span><text:span text:style-name="T6"> <text:s text:c="7"/></text:span><text:span text:style-name="T2">private </text:span><text:span text:style-name="T4">Date</text:span><text:span text:style-name="T22"><text:line-break/></text:span><text:span text:style-name="T4"> <text:s text:c="15"/></text:span><text:span text:style-name="T16">date</text:span><text:span text:style-name="T6">;</text:span><text:span text:style-name="T22"><text:line-break/></text:span><text:span text:style-name="T6"> <text:s text:c="7"/></text:span><text:span text:style-name="T2">private </text:span><text:span text:style-name="T4">String </text:span><text:span text:style-name="T16">nom</text:span><text:span text:style-name="T6">;</text:span><text:span text:style-name="T22"><text:line-break/><text:line-break/></text:span><text:span text:style-name="T6"> <text:s text:c="6"/></text:span><text:span text:style-name="T22"><text:line-break/></text:span><text:span text:style-name="T12"> <text:s text:c="7"/></text:span><text:span text:style-name="T2">public </text:span><text:span text:style-name="T17">PersonneEntity</text:span><text:span text:style-name="T6">() {</text:span><text:span text:style-name="T22"><text:line-break/></text:span><text:span text:style-name="T6"> <text:s text:c="7"/>}</text:span><text:span text:style-name="T22"><text:line-break/></text:span><text:span text:style-name="T6"> <text:s text:c="4"/></text:span><text:span text:style-name="T22"><text:line-break/></text:span><text:span text:style-name="T19"> <text:s text:c="7"/></text:span><text:span text:style-name="T2">public </text:span><text:span text:style-name="T17">PersonneEntity</text:span><text:span text:style-name="T6">(</text:span><text:span text:style-name="T2">int </text:span><text:span text:style-name="T6">id, </text:span><text:span text:style-name="T4">Date </text:span><text:span text:style-name="T6">date, </text:span><text:span text:style-name="T4">String </text:span><text:span text:style-name="T6">nom) {</text:span><text:span text:style-name="T22"><text:line-break/></text:span><text:span text:style-name="T6"> <text:s text:c="11"/></text:span><text:span text:style-name="T2">this</text:span><text:span text:style-name="T6">.</text:span><text:span text:style-name="T16">id </text:span><text:span text:style-name="T6">= id;</text:span><text:span text:style-name="T22"><text:line-break/></text:span><text:span text:style-name="T6"> <text:s text:c="11"/></text:span><text:span text:style-name="T2">this</text:span><text:span text:style-name="T6">.</text:span><text:span text:style-name="T16">date </text:span><text:span text:style-name="T6">= date;</text:span><text:span text:style-name="T22"><text:line-break/></text:span><text:span text:style-name="T6"> <text:s text:c="11"/></text:span><text:span text:style-name="T2">this</text:span><text:span text:style-name="T6">.</text:span><text:span text:style-name="T16">nom </text:span><text:span text:style-name="T6">= nom;</text:span><text:span text:style-name="T22"><text:line-break/></text:span><text:span text:style-name="T6"> <text:s text:c="7"/>}</text:span><text:span text:style-name="T22"><text:line-break/><text:line-break/></text:span><text:span text:style-name="T6"> <text:s text:c="5"/></text:span><text:span text:style-name="T22"><text:line-break/></text:span><text:span text:style-name="T12"> <text:s text:c="7"/></text:span><text:span text:style-name="T2">public </text:span><text:span text:style-name="T17">PersonneEntity</text:span><text:span text:style-name="T6">(</text:span><text:span text:style-name="T4">Date </text:span><text:span text:style-name="T6">date, </text:span><text:span text:style-name="T4">String </text:span><text:span text:style-name="T6">nom) {</text:span><text:span text:style-name="T22"><text:line-break/></text:span><text:span text:style-name="T6"> <text:s text:c="11"/></text:span><text:span text:style-name="T2">this</text:span><text:span text:style-name="T6">.</text:span><text:span text:style-name="T16">date </text:span><text:span text:style-name="T6">= date;</text:span><text:span text:style-name="T22"><text:line-break/></text:span><text:span text:style-name="T6"> <text:s text:c="11"/></text:span><text:span text:style-name="T2">this</text:span><text:span text:style-name="T6">.</text:span><text:span text:style-name="T16">nom </text:span><text:span text:style-name="T6">= nom;</text:span><text:span text:style-name="T22"><text:line-break/></text:span><text:soft-page-break/><text:span text:style-name="T6"> <text:s text:c="7"/>}</text:span><text:span text:style-name="T22"><text:line-break/><text:line-break/></text:span><text:span text:style-name="T6"> <text:s text:c="7"/></text:span><text:span text:style-name="T2">public int </text:span><text:span text:style-name="T17">getId</text:span><text:span text:style-name="T6">() {</text:span><text:span text:style-name="T22"><text:line-break/></text:span><text:span text:style-name="T6"> <text:s text:c="11"/></text:span><text:span text:style-name="T2">return </text:span><text:span text:style-name="T16">id</text:span><text:span text:style-name="T6">;</text:span><text:span text:style-name="T22"><text:line-break/></text:span><text:span text:style-name="T6"> <text:s text:c="7"/>}</text:span><text:span text:style-name="T22"><text:line-break/><text:line-break/></text:span><text:span text:style-name="T6"> <text:s text:c="7"/></text:span><text:span text:style-name="T2">public void </text:span><text:span text:style-name="T17">setId</text:span><text:span text:style-name="T6">(</text:span><text:span text:style-name="T2">int </text:span><text:span text:style-name="T6">id) {</text:span><text:span text:style-name="T22"><text:line-break/></text:span><text:span text:style-name="T6"> <text:s text:c="11"/></text:span><text:span text:style-name="T2">this</text:span><text:span text:style-name="T6">.</text:span><text:span text:style-name="T16">id </text:span><text:span text:style-name="T6">= id;</text:span><text:span text:style-name="T22"><text:line-break/></text:span><text:span text:style-name="T6"> <text:s text:c="7"/>}</text:span><text:span text:style-name="T22"><text:line-break/><text:line-break/></text:span><text:span text:style-name="T6"> <text:s text:c="7"/></text:span><text:span text:style-name="T2">public </text:span><text:span text:style-name="T4">Date </text:span><text:span text:style-name="T17">getDate</text:span><text:span text:style-name="T6">() {</text:span><text:span text:style-name="T22"><text:line-break/></text:span><text:span text:style-name="T6"> <text:s text:c="11"/></text:span><text:span text:style-name="T2">return </text:span><text:span text:style-name="T16">date</text:span><text:span text:style-name="T6">;</text:span><text:span text:style-name="T22"><text:line-break/></text:span><text:span text:style-name="T6"> <text:s text:c="7"/>}</text:span><text:span text:style-name="T22"><text:line-break/><text:line-break/></text:span><text:span text:style-name="T6"> <text:s text:c="7"/></text:span><text:span text:style-name="T2">public void </text:span><text:span text:style-name="T17">setDate</text:span><text:span text:style-name="T6">(</text:span><text:span text:style-name="T4">Date </text:span><text:span text:style-name="T6">date) {</text:span><text:span text:style-name="T22"><text:line-break/></text:span><text:span text:style-name="T6"> <text:s text:c="11"/></text:span><text:span text:style-name="T2">this</text:span><text:span text:style-name="T6">.</text:span><text:span text:style-name="T16">date </text:span><text:span text:style-name="T6">= date;</text:span><text:span text:style-name="T22"><text:line-break/></text:span><text:span text:style-name="T6"> <text:s text:c="7"/>}</text:span><text:span text:style-name="T22"><text:line-break/><text:line-break/></text:span><text:span text:style-name="T6"> <text:s text:c="7"/></text:span><text:span text:style-name="T2">public </text:span><text:span text:style-name="T4">String </text:span><text:span text:style-name="T17">getNom</text:span><text:span text:style-name="T6">() {</text:span><text:span text:style-name="T22"><text:line-break/></text:span><text:span text:style-name="T6"> <text:s text:c="11"/></text:span><text:span text:style-name="T2">return </text:span><text:span text:style-name="T16">nom</text:span><text:span text:style-name="T6">;</text:span><text:span text:style-name="T22"><text:line-break/></text:span><text:span text:style-name="T6"> <text:s text:c="7"/>}</text:span><text:span text:style-name="T22"><text:line-break/><text:line-break/></text:span><text:span text:style-name="T6"> <text:s text:c="7"/></text:span><text:span text:style-name="T2">public void </text:span><text:span text:style-name="T17">setNom</text:span><text:span text:style-name="T6">(</text:span><text:span text:style-name="T4">String </text:span><text:span text:style-name="T6">text) {</text:span><text:span text:style-name="T22"><text:line-break/></text:span><text:span text:style-name="T6"> <text:s text:c="11"/></text:span><text:span text:style-name="T2">this</text:span><text:span text:style-name="T6">.</text:span><text:span text:style-name="T16">nom </text:span><text:span text:style-name="T6">= text;</text:span><text:span text:style-name="T22"><text:line-break/></text:span><text:span text:style-name="T6"> <text:s text:c="7"/>}</text:span><text:span text:style-name="T22"><text:line-break/><text:line-break/></text:span><text:span text:style-name="T6"> <text:s text:c="7"/></text:span><text:span text:style-name="T12">@Override</text:span><text:span text:style-name="T22"><text:line-break/></text:span><text:span text:style-name="T12"> <text:s text:c="7"/></text:span><text:span text:style-name="T2">public </text:span><text:span text:style-name="T4">String </text:span><text:span text:style-name="T17">toString</text:span><text:span text:style-name="T6">() {</text:span><text:span text:style-name="T22"><text:line-break/></text:span><text:span text:style-name="T6"> <text:s text:c="11"/></text:span><text:span text:style-name="T2">return </text:span><text:span text:style-name="T14">"NoteEntity{" </text:span><text:span text:style-name="T6">+</text:span><text:span text:style-name="T22"><text:line-break/></text:span><text:span text:style-name="T6"> <text:s text:c="19"/></text:span><text:span text:style-name="T14">"id=" </text:span><text:span text:style-name="T6">+ </text:span><text:span text:style-name="T16">id </text:span><text:span text:style-name="T6">+</text:span><text:span text:style-name="T22"><text:line-break/></text:span><text:span text:style-name="T6"> <text:s text:c="19"/></text:span><text:span text:style-name="T14">", date=" </text:span><text:span text:style-name="T6">+ </text:span><text:span text:style-name="T16">date </text:span><text:span text:style-name="T6">+</text:span><text:span text:style-name="T22"><text:line-break/></text:span><text:span text:style-name="T6"> <text:s text:c="19"/></text:span><text:span text:style-name="T14">", text='" </text:span><text:span text:style-name="T6">+ </text:span><text:span text:style-name="T16">nom </text:span><text:span text:style-name="T6">+ </text:span><text:span text:style-name="T14">'</text:span><text:span text:style-name="T21">\'</text:span><text:span text:style-name="T14">' </text:span><text:span text:style-name="T6">+</text:span><text:span text:style-name="T22"><text:line-break/></text:span><text:span text:style-name="T6"> <text:s text:c="19"/></text:span><text:span text:style-name="T14">'}'</text:span><text:span text:style-name="T6">;</text:span><text:span text:style-name="T22"><text:line-break/></text:span><text:span text:style-name="T6"> <text:s text:c="7"/>}</text:span><text:span text:style-name="T22"><text:line-break/><text:line-break/></text:span><text:span text:style-name="T6"> <text:s text:c="3"/></text:span><text:span text:style-name="T12">@Override</text:span><text:span text:style-name="T22"><text:line-break/></text:span><text:span text:style-name="T12"> <text:s text:c="3"/></text:span><text:span text:style-name="T2">public boolean </text:span><text:span text:style-name="T17">equals</text:span><text:span text:style-name="T6">(</text:span><text:span text:style-name="T4">Object </text:span><text:span text:style-name="T6">o) {</text:span><text:span text:style-name="T22"><text:line-break/></text:span><text:span text:style-name="T6"> <text:s text:c="7"/></text:span><text:span text:style-name="T2">if </text:span><text:span text:style-name="T6">(</text:span><text:span text:style-name="T2">this </text:span><text:span text:style-name="T6">== o) </text:span><text:span text:style-name="T2">return true</text:span><text:span text:style-name="T6">;</text:span><text:span text:style-name="T22"><text:line-break/></text:span><text:span text:style-name="T6"> <text:s text:c="7"/></text:span><text:span text:style-name="T2">if </text:span><text:span text:style-name="T6">(o == </text:span><text:span text:style-name="T2">null </text:span><text:span text:style-name="T6">|| getClass() != o.getClass()) </text:span><text:span text:style-name="T2">return false</text:span><text:span text:style-name="T6">;</text:span><text:span text:style-name="T22"><text:line-break/></text:span><text:span text:style-name="T6"> <text:s text:c="7"/></text:span><text:span text:style-name="T4">PersonneEntity that </text:span><text:span text:style-name="T6">= (</text:span><text:span text:style-name="T4">PersonneEntity</text:span><text:span text:style-name="T6">) o;</text:span><text:span text:style-name="T22"><text:line-break/></text:span><text:span text:style-name="T6"> <text:s text:c="7"/></text:span><text:span text:style-name="T2">return </text:span><text:span text:style-name="T16">id </text:span><text:span text:style-name="T6">== </text:span><text:span text:style-name="T4">that</text:span><text:span text:style-name="T6">.</text:span><text:span text:style-name="T16">id </text:span><text:span text:style-name="T6">&amp;&amp; </text:span><text:span text:style-name="T4">Objects</text:span><text:span text:style-name="T6">.</text:span><text:span text:style-name="T8">equals</text:span><text:span text:style-name="T6">(</text:span><text:span text:style-name="T16">date</text:span><text:span text:style-name="T6">, </text:span><text:span text:style-name="T4">that</text:span><text:span text:style-name="T6">.</text:span><text:span text:style-name="T16">date</text:span><text:span text:style-name="T6">) &amp;&amp; </text:span><text:span text:style-name="T4">Objects</text:span><text:span text:style-name="T6">.</text:span><text:span text:style-name="T8">equals</text:span><text:span text:style-name="T6">(</text:span><text:span text:style-name="T16">nom</text:span><text:span text:style-name="T6">, </text:span><text:span text:style-name="T4">that</text:span><text:span text:style-name="T6">.</text:span><text:span text:style-name="T16">nom</text:span><text:span text:style-name="T6">);</text:span><text:span text:style-name="T22"><text:line-break/></text:span><text:span text:style-name="T6"> <text:s text:c="3"/>}</text:span><text:span text:style-name="T22"><text:line-break/><text:line-break/></text:span><text:span text:style-name="T6"> <text:s text:c="3"/></text:span><text:span text:style-name="T12">@Override</text:span><text:span text:style-name="T22"><text:line-break/></text:span><text:span text:style-name="T12"> <text:s text:c="3"/></text:span><text:span text:style-name="T2">public int </text:span><text:span text:style-name="T17">hashCode</text:span><text:span text:style-name="T6">() {</text:span><text:span text:style-name="T22"><text:line-break/></text:span><text:span text:style-name="T6"> <text:s text:c="7"/></text:span><text:span text:style-name="T2">return </text:span><text:span text:style-name="T4">Objects</text:span><text:span text:style-name="T6">.</text:span><text:span text:style-name="T8">hash</text:span><text:span text:style-name="T6">(</text:span><text:span text:style-name="T16">id</text:span><text:span text:style-name="T6">, </text:span><text:span text:style-name="T16">date</text:span><text:span text:style-name="T6">, </text:span><text:span text:style-name="T16">nom</text:span><text:span text:style-name="T6">);</text:span><text:span text:style-name="T22"><text:line-break/></text:span><text:span text:style-name="T6"> <text:s text:c="3"/>}</text:span><text:span text:style-name="T22"><text:line-break/></text:span><text:span text:style-name="T6">}</text:span><text:line-break/><text:line-break/></text:p>
      <text:p text:style-name="P5"/>
      <text:p text:style-name="P1"/>
      <text:p text:style-name="P1"><text:soft-page-break/>PersonneDao</text:p>
      <text:p text:style-name="P4"/>
      <text:p text:style-name="P4"><text:line-break/><text:line-break/><text:span text:style-name="T3">public interface </text:span><text:span text:style-name="T5">PersonneDao </text:span><text:span text:style-name="T11">{</text:span><text:line-break/><text:line-break/><text:span text:style-name="T11"> <text:s text:c="2"/></text:span><text:line-break/><text:span text:style-name="T11"> <text:s text:c="3"/></text:span><text:span text:style-name="T3">void </text:span><text:span text:style-name="T18">insertPersonne</text:span><text:span text:style-name="T11">(</text:span><text:span text:style-name="T5">PersonneEntity </text:span><text:span text:style-name="T11">personneEntity);</text:span><text:line-break/><text:line-break/><text:span text:style-name="T11"> <text:s/></text:span><text:line-break/><text:span text:style-name="T11"> <text:s text:c="3"/></text:span><text:span text:style-name="T3">void </text:span><text:span text:style-name="T18">insertAll</text:span><text:span text:style-name="T11">(</text:span><text:span text:style-name="T5">List</text:span><text:span text:style-name="T11">&lt;</text:span><text:span text:style-name="T5">PersonneEntity</text:span><text:span text:style-name="T11">&gt; personnes);</text:span><text:line-break/><text:line-break/><text:line-break/><text:span text:style-name="T13"> <text:s text:c="3"/></text:span><text:span text:style-name="T3">void </text:span><text:span text:style-name="T18">deletePersonne</text:span><text:span text:style-name="T11">(</text:span><text:span text:style-name="T5">PersonneEntity </text:span><text:span text:style-name="T11">personneEntity);</text:span><text:line-break/><text:line-break/><text:span text:style-name="T11"> </text:span><text:line-break/><text:span text:style-name="T11"> <text:s text:c="3"/></text:span><text:span text:style-name="T5">PersonneEntity </text:span><text:span text:style-name="T18">getPersonneById</text:span><text:span text:style-name="T11">(</text:span><text:span text:style-name="T3">int </text:span><text:span text:style-name="T11">id);</text:span><text:line-break/><text:line-break/><text:span text:style-name="T11"> </text:span><text:line-break/><text:span text:style-name="T11"> <text:s text:c="3"/></text:span><text:span text:style-name="T5">LiveData</text:span><text:span text:style-name="T11">&lt;</text:span><text:span text:style-name="T5">List</text:span><text:span text:style-name="T11">&lt;</text:span><text:span text:style-name="T5">PersonneEntity</text:span><text:span text:style-name="T11">&gt;&gt; </text:span><text:span text:style-name="T18">getAll</text:span><text:span text:style-name="T11">();</text:span><text:line-break/><text:line-break/><text:span text:style-name="T11"> </text:span><text:line-break/><text:span text:style-name="T11"> <text:s text:c="3"/></text:span><text:span text:style-name="T3">int </text:span><text:span text:style-name="T18">deleteAll</text:span><text:span text:style-name="T11">();</text:span><text:line-break/><text:line-break/><text:line-break/><text:span text:style-name="T11"> <text:s text:c="3"/></text:span><text:span text:style-name="T3">int </text:span><text:span text:style-name="T18">getCount</text:span><text:span text:style-name="T11">();</text:span><text:line-break/><text:line-break/><text:span text:style-name="T11">}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5T08:05:43.626417632</meta:creation-date>
    <dc:date>2022-04-15T08:10:29.334083429</dc:date>
    <meta:editing-duration>PT4M4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6" meta:word-count="256" meta:character-count="2696" meta:non-whitespace-character-count="1795"/>
  </office:meta>
</office:document-meta>
</file>